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2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446cm" svg:height="12.065cm" svg:x="2.777cm" svg:y="3.5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4.016cm" svg:height="1.063cm" svg:x="4.047cm" svg:y="3.68cm">
            <draw:text-box>
              <text:p>QE Wrapper</text:p>
            </draw:text-box>
          </draw:frame>
          <draw:line draw:style-name="gr3" draw:text-style-name="P1" draw:layer="layout" svg:x1="2.777cm" svg:y1="4.662cm" svg:x2="15.35cm" svg:y2="4.662cm">
            <text:p/>
          </draw:line>
          <draw:frame draw:style-name="gr4" draw:layer="layout" svg:width="6.031cm" svg:height="5.399cm" svg:x="3.147cm" svg:y="4.785cm">
            <draw:text-box>
              <text:p>Variables – </text:p>
              <text:p><text:tab/>BC</text:p>
              <text:p><text:tab/>CM</text:p>
              <text:p><text:tab/>SP</text:p>
              <text:p><text:tab/>SD</text:p>
              <text:p><text:tab/>Extensions</text:p>
              <text:p><text:tab/>data_manager </text:p>
            </draw:text-box>
          </draw:frame>
          <draw:frame draw:style-name="gr5" draw:layer="layout" svg:width="7.758cm" svg:height="5.775cm" svg:x="2.935cm" svg:y="10.301cm">
            <draw:text-box>
              <text:p>Methods:</text:p>
              <text:p><text:tab/>add_dataset()</text:p>
              <text:p><text:tab/>get_dataset()</text:p>
              <text:p><text:tab/>get_dataset_names()</text:p>
              <text:p><text:tab/>remove_dataset()</text:p>
              <text:p><text:tab/>iter_datasets()</text:p>
              <text:p><text:tab/>run()</text:p>
            </draw:text-box>
          </draw:frame>
          <draw:line draw:style-name="gr3" draw:text-style-name="P1" draw:layer="layout" svg:x1="2.778cm" svg:y1="10.144cm" svg:x2="15.351cm" svg:y2="10.14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48:07.433456073</meta:creation-date>
    <dc:date>2016-01-25T20:01:23.231907026</dc:date>
    <meta:editing-duration>P0D</meta:editing-duration>
    <meta:editing-cycles>1</meta:editing-cycles>
    <meta:document-statistic meta:object-count="7"/>
    <meta:generator>LibreOffice/4.2.8.2$Linux_X86_64 LibreOffice_project/420m0$Build-2</meta:generator>
  </office:meta>
</office:document-meta>
</file>